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58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double-thin #000000" style:border-line-width-top="0.18mm 0.04mm 0.18mm"/>
    </style:style>
  </office:automatic-styles>
  <office:body>
    <office:spreadsheet>
      <table:calculation-settings table:automatic-find-labels="false"/>
      <table:table table:name="(3.1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"/>
          <table:table-cell table:number-columns-repeated="3" office:value-type="string" calcext:value-type="string">
            <text:p>MarkerSet:intersection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8392B20CF49E35718D0100000000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557949" calcext:value-type="float">
            <text:p>1,557949</text:p>
          </table:table-cell>
          <table:table-cell office:value-type="float" office:value="0.017502" calcext:value-type="float">
            <text:p>0,017502</text:p>
          </table:table-cell>
          <table:table-cell office:value-type="float" office:value="1.41975" calcext:value-type="float">
            <text:p>1,419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333" calcext:value-type="float">
            <text:p>0,008333</text:p>
          </table:table-cell>
          <table:table-cell office:value-type="float" office:value="1.55796" calcext:value-type="float">
            <text:p>1,55796</text:p>
          </table:table-cell>
          <table:table-cell office:value-type="float" office:value="0.01748" calcext:value-type="float">
            <text:p>0,01748</text:p>
          </table:table-cell>
          <table:table-cell office:value-type="float" office:value="1.419749" calcext:value-type="float">
            <text:p>1,4197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6667" calcext:value-type="float">
            <text:p>0,016667</text:p>
          </table:table-cell>
          <table:table-cell office:value-type="float" office:value="1.557938" calcext:value-type="float">
            <text:p>1,557938</text:p>
          </table:table-cell>
          <table:table-cell office:value-type="float" office:value="0.017467" calcext:value-type="float">
            <text:p>0,017467</text:p>
          </table:table-cell>
          <table:table-cell office:value-type="float" office:value="1.419761" calcext:value-type="float">
            <text:p>1,4197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5" calcext:value-type="float">
            <text:p>0,025</text:p>
          </table:table-cell>
          <table:table-cell office:value-type="float" office:value="1.557944" calcext:value-type="float">
            <text:p>1,557944</text:p>
          </table:table-cell>
          <table:table-cell office:value-type="float" office:value="0.017486" calcext:value-type="float">
            <text:p>0,017486</text:p>
          </table:table-cell>
          <table:table-cell office:value-type="float" office:value="1.419755" calcext:value-type="float">
            <text:p>1,4197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3333" calcext:value-type="float">
            <text:p>0,033333</text:p>
          </table:table-cell>
          <table:table-cell office:value-type="float" office:value="1.557947" calcext:value-type="float">
            <text:p>1,557947</text:p>
          </table:table-cell>
          <table:table-cell office:value-type="float" office:value="0.017502" calcext:value-type="float">
            <text:p>0,017502</text:p>
          </table:table-cell>
          <table:table-cell office:value-type="float" office:value="1.419752" calcext:value-type="float">
            <text:p>1,4197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1667" calcext:value-type="float">
            <text:p>0,041667</text:p>
          </table:table-cell>
          <table:table-cell office:value-type="float" office:value="1.557958" calcext:value-type="float">
            <text:p>1,557958</text:p>
          </table:table-cell>
          <table:table-cell office:value-type="float" office:value="0.017491" calcext:value-type="float">
            <text:p>0,017491</text:p>
          </table:table-cell>
          <table:table-cell office:value-type="float" office:value="1.419742" calcext:value-type="float">
            <text:p>1,4197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1.557946" calcext:value-type="float">
            <text:p>1,557946</text:p>
          </table:table-cell>
          <table:table-cell office:value-type="float" office:value="0.01748" calcext:value-type="float">
            <text:p>0,01748</text:p>
          </table:table-cell>
          <table:table-cell office:value-type="float" office:value="1.41974" calcext:value-type="float">
            <text:p>1,419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8333" calcext:value-type="float">
            <text:p>0,058333</text:p>
          </table:table-cell>
          <table:table-cell office:value-type="float" office:value="1.557959" calcext:value-type="float">
            <text:p>1,557959</text:p>
          </table:table-cell>
          <table:table-cell office:value-type="float" office:value="0.017488" calcext:value-type="float">
            <text:p>0,017488</text:p>
          </table:table-cell>
          <table:table-cell office:value-type="float" office:value="1.419743" calcext:value-type="float">
            <text:p>1,4197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6667" calcext:value-type="float">
            <text:p>0,066667</text:p>
          </table:table-cell>
          <table:table-cell office:value-type="float" office:value="1.557957" calcext:value-type="float">
            <text:p>1,557957</text:p>
          </table:table-cell>
          <table:table-cell office:value-type="float" office:value="0.017472" calcext:value-type="float">
            <text:p>0,017472</text:p>
          </table:table-cell>
          <table:table-cell office:value-type="float" office:value="1.419745" calcext:value-type="float">
            <text:p>1,4197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5" calcext:value-type="float">
            <text:p>0,075</text:p>
          </table:table-cell>
          <table:table-cell office:value-type="float" office:value="1.557954" calcext:value-type="float">
            <text:p>1,557954</text:p>
          </table:table-cell>
          <table:table-cell office:value-type="float" office:value="0.017486" calcext:value-type="float">
            <text:p>0,017486</text:p>
          </table:table-cell>
          <table:table-cell office:value-type="float" office:value="1.419728" calcext:value-type="float">
            <text:p>1,4197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3333" calcext:value-type="float">
            <text:p>0,083333</text:p>
          </table:table-cell>
          <table:table-cell office:value-type="float" office:value="1.557952" calcext:value-type="float">
            <text:p>1,557952</text:p>
          </table:table-cell>
          <table:table-cell office:value-type="float" office:value="0.017473" calcext:value-type="float">
            <text:p>0,017473</text:p>
          </table:table-cell>
          <table:table-cell office:value-type="float" office:value="1.419741" calcext:value-type="float">
            <text:p>1,4197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91667" calcext:value-type="float">
            <text:p>0,091667</text:p>
          </table:table-cell>
          <table:table-cell office:value-type="float" office:value="1.557964" calcext:value-type="float">
            <text:p>1,557964</text:p>
          </table:table-cell>
          <table:table-cell office:value-type="float" office:value="0.01749" calcext:value-type="float">
            <text:p>0,01749</text:p>
          </table:table-cell>
          <table:table-cell office:value-type="float" office:value="1.419734" calcext:value-type="float">
            <text:p>1,4197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1.557959" calcext:value-type="float">
            <text:p>1,557959</text:p>
          </table:table-cell>
          <table:table-cell office:value-type="float" office:value="0.017476" calcext:value-type="float">
            <text:p>0,017476</text:p>
          </table:table-cell>
          <table:table-cell office:value-type="float" office:value="1.419753" calcext:value-type="float">
            <text:p>1,4197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8333" calcext:value-type="float">
            <text:p>0,108333</text:p>
          </table:table-cell>
          <table:table-cell office:value-type="float" office:value="1.55795" calcext:value-type="float">
            <text:p>1,55795</text:p>
          </table:table-cell>
          <table:table-cell office:value-type="float" office:value="0.017476" calcext:value-type="float">
            <text:p>0,017476</text:p>
          </table:table-cell>
          <table:table-cell office:value-type="float" office:value="1.419735" calcext:value-type="float">
            <text:p>1,4197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16667" calcext:value-type="float">
            <text:p>0,116667</text:p>
          </table:table-cell>
          <table:table-cell office:value-type="float" office:value="1.557949" calcext:value-type="float">
            <text:p>1,557949</text:p>
          </table:table-cell>
          <table:table-cell office:value-type="float" office:value="0.017485" calcext:value-type="float">
            <text:p>0,017485</text:p>
          </table:table-cell>
          <table:table-cell office:value-type="float" office:value="1.419738" calcext:value-type="float">
            <text:p>1,4197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5" calcext:value-type="float">
            <text:p>0,125</text:p>
          </table:table-cell>
          <table:table-cell office:value-type="float" office:value="1.557945" calcext:value-type="float">
            <text:p>1,557945</text:p>
          </table:table-cell>
          <table:table-cell office:value-type="float" office:value="0.017464" calcext:value-type="float">
            <text:p>0,017464</text:p>
          </table:table-cell>
          <table:table-cell office:value-type="float" office:value="1.419745" calcext:value-type="float">
            <text:p>1,4197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3333" calcext:value-type="float">
            <text:p>0,133333</text:p>
          </table:table-cell>
          <table:table-cell office:value-type="float" office:value="1.557931" calcext:value-type="float">
            <text:p>1,557931</text:p>
          </table:table-cell>
          <table:table-cell office:value-type="float" office:value="0.017468" calcext:value-type="float">
            <text:p>0,017468</text:p>
          </table:table-cell>
          <table:table-cell office:value-type="float" office:value="1.419745" calcext:value-type="float">
            <text:p>1,4197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41667" calcext:value-type="float">
            <text:p>0,141667</text:p>
          </table:table-cell>
          <table:table-cell office:value-type="float" office:value="1.557945" calcext:value-type="float">
            <text:p>1,557945</text:p>
          </table:table-cell>
          <table:table-cell office:value-type="float" office:value="0.017476" calcext:value-type="float">
            <text:p>0,017476</text:p>
          </table:table-cell>
          <table:table-cell office:value-type="float" office:value="1.419735" calcext:value-type="float">
            <text:p>1,4197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,15</text:p>
          </table:table-cell>
          <table:table-cell office:value-type="float" office:value="1.557932" calcext:value-type="float">
            <text:p>1,557932</text:p>
          </table:table-cell>
          <table:table-cell office:value-type="float" office:value="0.017482" calcext:value-type="float">
            <text:p>0,017482</text:p>
          </table:table-cell>
          <table:table-cell office:value-type="float" office:value="1.419753" calcext:value-type="float">
            <text:p>1,4197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8333" calcext:value-type="float">
            <text:p>0,158333</text:p>
          </table:table-cell>
          <table:table-cell office:value-type="float" office:value="1.557939" calcext:value-type="float">
            <text:p>1,557939</text:p>
          </table:table-cell>
          <table:table-cell office:value-type="float" office:value="0.017492" calcext:value-type="float">
            <text:p>0,017492</text:p>
          </table:table-cell>
          <table:table-cell office:value-type="float" office:value="1.419742" calcext:value-type="float">
            <text:p>1,4197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6667" calcext:value-type="float">
            <text:p>0,166667</text:p>
          </table:table-cell>
          <table:table-cell office:value-type="float" office:value="1.557946" calcext:value-type="float">
            <text:p>1,557946</text:p>
          </table:table-cell>
          <table:table-cell office:value-type="float" office:value="0.017482" calcext:value-type="float">
            <text:p>0,017482</text:p>
          </table:table-cell>
          <table:table-cell office:value-type="float" office:value="1.419733" calcext:value-type="float">
            <text:p>1,4197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75" calcext:value-type="float">
            <text:p>0,175</text:p>
          </table:table-cell>
          <table:table-cell office:value-type="float" office:value="1.557953" calcext:value-type="float">
            <text:p>1,557953</text:p>
          </table:table-cell>
          <table:table-cell office:value-type="float" office:value="0.017486" calcext:value-type="float">
            <text:p>0,017486</text:p>
          </table:table-cell>
          <table:table-cell office:value-type="float" office:value="1.419731" calcext:value-type="float">
            <text:p>1,4197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83333" calcext:value-type="float">
            <text:p>0,183333</text:p>
          </table:table-cell>
          <table:table-cell office:value-type="float" office:value="1.557934" calcext:value-type="float">
            <text:p>1,557934</text:p>
          </table:table-cell>
          <table:table-cell office:value-type="float" office:value="0.017503" calcext:value-type="float">
            <text:p>0,017503</text:p>
          </table:table-cell>
          <table:table-cell office:value-type="float" office:value="1.419741" calcext:value-type="float">
            <text:p>1,4197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91667" calcext:value-type="float">
            <text:p>0,191667</text:p>
          </table:table-cell>
          <table:table-cell office:value-type="float" office:value="1.557951" calcext:value-type="float">
            <text:p>1,557951</text:p>
          </table:table-cell>
          <table:table-cell office:value-type="float" office:value="0.017489" calcext:value-type="float">
            <text:p>0,017489</text:p>
          </table:table-cell>
          <table:table-cell office:value-type="float" office:value="1.419745" calcext:value-type="float">
            <text:p>1,4197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office:value-type="float" office:value="1.557945" calcext:value-type="float">
            <text:p>1,557945</text:p>
          </table:table-cell>
          <table:table-cell office:value-type="float" office:value="0.017472" calcext:value-type="float">
            <text:p>0,017472</text:p>
          </table:table-cell>
          <table:table-cell office:value-type="float" office:value="1.419733" calcext:value-type="float">
            <text:p>1,4197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08333" calcext:value-type="float">
            <text:p>0,208333</text:p>
          </table:table-cell>
          <table:table-cell office:value-type="float" office:value="1.557953" calcext:value-type="float">
            <text:p>1,557953</text:p>
          </table:table-cell>
          <table:table-cell office:value-type="float" office:value="0.017491" calcext:value-type="float">
            <text:p>0,017491</text:p>
          </table:table-cell>
          <table:table-cell office:value-type="float" office:value="1.419726" calcext:value-type="float">
            <text:p>1,4197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16667" calcext:value-type="float">
            <text:p>0,216667</text:p>
          </table:table-cell>
          <table:table-cell office:value-type="float" office:value="1.55793" calcext:value-type="float">
            <text:p>1,55793</text:p>
          </table:table-cell>
          <table:table-cell office:value-type="float" office:value="0.0175" calcext:value-type="float">
            <text:p>0,0175</text:p>
          </table:table-cell>
          <table:table-cell office:value-type="float" office:value="1.419744" calcext:value-type="float">
            <text:p>1,4197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25" calcext:value-type="float">
            <text:p>0,225</text:p>
          </table:table-cell>
          <table:table-cell office:value-type="float" office:value="1.557947" calcext:value-type="float">
            <text:p>1,557947</text:p>
          </table:table-cell>
          <table:table-cell office:value-type="float" office:value="0.0175" calcext:value-type="float">
            <text:p>0,0175</text:p>
          </table:table-cell>
          <table:table-cell office:value-type="float" office:value="1.419751" calcext:value-type="float">
            <text:p>1,4197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33333" calcext:value-type="float">
            <text:p>0,233333</text:p>
          </table:table-cell>
          <table:table-cell office:value-type="float" office:value="1.557948" calcext:value-type="float">
            <text:p>1,557948</text:p>
          </table:table-cell>
          <table:table-cell office:value-type="float" office:value="0.017489" calcext:value-type="float">
            <text:p>0,017489</text:p>
          </table:table-cell>
          <table:table-cell office:value-type="float" office:value="1.41974" calcext:value-type="float">
            <text:p>1,419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41667" calcext:value-type="float">
            <text:p>0,241667</text:p>
          </table:table-cell>
          <table:table-cell office:value-type="float" office:value="1.557952" calcext:value-type="float">
            <text:p>1,557952</text:p>
          </table:table-cell>
          <table:table-cell office:value-type="float" office:value="0.017497" calcext:value-type="float">
            <text:p>0,017497</text:p>
          </table:table-cell>
          <table:table-cell office:value-type="float" office:value="1.419753" calcext:value-type="float">
            <text:p>1,4197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,25</text:p>
          </table:table-cell>
          <table:table-cell office:value-type="float" office:value="1.557951" calcext:value-type="float">
            <text:p>1,557951</text:p>
          </table:table-cell>
          <table:table-cell office:value-type="float" office:value="0.017492" calcext:value-type="float">
            <text:p>0,017492</text:p>
          </table:table-cell>
          <table:table-cell office:value-type="float" office:value="1.419741" calcext:value-type="float">
            <text:p>1,4197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58333" calcext:value-type="float">
            <text:p>0,258333</text:p>
          </table:table-cell>
          <table:table-cell office:value-type="float" office:value="1.557933" calcext:value-type="float">
            <text:p>1,557933</text:p>
          </table:table-cell>
          <table:table-cell office:value-type="float" office:value="0.017479" calcext:value-type="float">
            <text:p>0,017479</text:p>
          </table:table-cell>
          <table:table-cell office:value-type="float" office:value="1.419752" calcext:value-type="float">
            <text:p>1,4197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66667" calcext:value-type="float">
            <text:p>0,266667</text:p>
          </table:table-cell>
          <table:table-cell office:value-type="float" office:value="1.557949" calcext:value-type="float">
            <text:p>1,557949</text:p>
          </table:table-cell>
          <table:table-cell office:value-type="float" office:value="0.017503" calcext:value-type="float">
            <text:p>0,017503</text:p>
          </table:table-cell>
          <table:table-cell office:value-type="float" office:value="1.419734" calcext:value-type="float">
            <text:p>1,4197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75" calcext:value-type="float">
            <text:p>0,275</text:p>
          </table:table-cell>
          <table:table-cell office:value-type="float" office:value="1.557944" calcext:value-type="float">
            <text:p>1,557944</text:p>
          </table:table-cell>
          <table:table-cell office:value-type="float" office:value="0.017493" calcext:value-type="float">
            <text:p>0,017493</text:p>
          </table:table-cell>
          <table:table-cell office:value-type="float" office:value="1.419732" calcext:value-type="float">
            <text:p>1,4197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83333" calcext:value-type="float">
            <text:p>0,283333</text:p>
          </table:table-cell>
          <table:table-cell office:value-type="float" office:value="1.557956" calcext:value-type="float">
            <text:p>1,557956</text:p>
          </table:table-cell>
          <table:table-cell office:value-type="float" office:value="0.017503" calcext:value-type="float">
            <text:p>0,017503</text:p>
          </table:table-cell>
          <table:table-cell office:value-type="float" office:value="1.419727" calcext:value-type="float">
            <text:p>1,4197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91667" calcext:value-type="float">
            <text:p>0,291667</text:p>
          </table:table-cell>
          <table:table-cell office:value-type="float" office:value="1.557953" calcext:value-type="float">
            <text:p>1,557953</text:p>
          </table:table-cell>
          <table:table-cell office:value-type="float" office:value="0.01749" calcext:value-type="float">
            <text:p>0,01749</text:p>
          </table:table-cell>
          <table:table-cell office:value-type="float" office:value="1.419749" calcext:value-type="float">
            <text:p>1,4197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" calcext:value-type="float">
            <text:p>0,3</text:p>
          </table:table-cell>
          <table:table-cell office:value-type="float" office:value="1.55795" calcext:value-type="float">
            <text:p>1,55795</text:p>
          </table:table-cell>
          <table:table-cell office:value-type="float" office:value="0.017483" calcext:value-type="float">
            <text:p>0,017483</text:p>
          </table:table-cell>
          <table:table-cell office:value-type="float" office:value="1.419752" calcext:value-type="float">
            <text:p>1,4197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08333" calcext:value-type="float">
            <text:p>0,308333</text:p>
          </table:table-cell>
          <table:table-cell office:value-type="float" office:value="1.557957" calcext:value-type="float">
            <text:p>1,557957</text:p>
          </table:table-cell>
          <table:table-cell office:value-type="float" office:value="0.0175" calcext:value-type="float">
            <text:p>0,0175</text:p>
          </table:table-cell>
          <table:table-cell office:value-type="float" office:value="1.419734" calcext:value-type="float">
            <text:p>1,4197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16667" calcext:value-type="float">
            <text:p>0,316667</text:p>
          </table:table-cell>
          <table:table-cell office:value-type="float" office:value="1.557935" calcext:value-type="float">
            <text:p>1,557935</text:p>
          </table:table-cell>
          <table:table-cell office:value-type="float" office:value="0.017493" calcext:value-type="float">
            <text:p>0,017493</text:p>
          </table:table-cell>
          <table:table-cell office:value-type="float" office:value="1.419743" calcext:value-type="float">
            <text:p>1,4197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25" calcext:value-type="float">
            <text:p>0,325</text:p>
          </table:table-cell>
          <table:table-cell office:value-type="float" office:value="1.55794" calcext:value-type="float">
            <text:p>1,55794</text:p>
          </table:table-cell>
          <table:table-cell office:value-type="float" office:value="0.017489" calcext:value-type="float">
            <text:p>0,017489</text:p>
          </table:table-cell>
          <table:table-cell office:value-type="float" office:value="1.419735" calcext:value-type="float">
            <text:p>1,4197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1.55794" calcext:value-type="float">
            <text:p>1,55794</text:p>
          </table:table-cell>
          <table:table-cell office:value-type="float" office:value="0.017487" calcext:value-type="float">
            <text:p>0,017487</text:p>
          </table:table-cell>
          <table:table-cell office:value-type="float" office:value="1.419748" calcext:value-type="float">
            <text:p>1,4197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41667" calcext:value-type="float">
            <text:p>0,341667</text:p>
          </table:table-cell>
          <table:table-cell office:value-type="float" office:value="1.557939" calcext:value-type="float">
            <text:p>1,557939</text:p>
          </table:table-cell>
          <table:table-cell office:value-type="float" office:value="0.017493" calcext:value-type="float">
            <text:p>0,017493</text:p>
          </table:table-cell>
          <table:table-cell office:value-type="float" office:value="1.419737" calcext:value-type="float">
            <text:p>1,4197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5" calcext:value-type="float">
            <text:p>0,35</text:p>
          </table:table-cell>
          <table:table-cell office:value-type="float" office:value="1.557935" calcext:value-type="float">
            <text:p>1,557935</text:p>
          </table:table-cell>
          <table:table-cell office:value-type="float" office:value="0.017479" calcext:value-type="float">
            <text:p>0,017479</text:p>
          </table:table-cell>
          <table:table-cell office:value-type="float" office:value="1.419757" calcext:value-type="float">
            <text:p>1,4197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58333" calcext:value-type="float">
            <text:p>0,358333</text:p>
          </table:table-cell>
          <table:table-cell office:value-type="float" office:value="1.557933" calcext:value-type="float">
            <text:p>1,557933</text:p>
          </table:table-cell>
          <table:table-cell office:value-type="float" office:value="0.017482" calcext:value-type="float">
            <text:p>0,017482</text:p>
          </table:table-cell>
          <table:table-cell office:value-type="float" office:value="1.419746" calcext:value-type="float">
            <text:p>1,4197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66667" calcext:value-type="float">
            <text:p>0,366667</text:p>
          </table:table-cell>
          <table:table-cell office:value-type="float" office:value="1.557949" calcext:value-type="float">
            <text:p>1,557949</text:p>
          </table:table-cell>
          <table:table-cell office:value-type="float" office:value="0.017492" calcext:value-type="float">
            <text:p>0,017492</text:p>
          </table:table-cell>
          <table:table-cell office:value-type="float" office:value="1.419739" calcext:value-type="float">
            <text:p>1,419739</text:p>
          </table:table-cell>
        </table:table-row>
        <table:table-row table:style-name="ro1">
          <table:table-cell table:number-columns-repeated="2"/>
          <table:table-cell table:style-name="ce1" table:formula="of:=AVERAGE([.C5:.C44])" office:value-type="float" office:value="1.557947625" calcext:value-type="float">
            <text:p>1,557947625</text:p>
          </table:table-cell>
          <table:table-cell table:style-name="ce1" table:formula="of:=AVERAGE([.D5:.D44])" office:value-type="float" office:value="0.01748675" calcext:value-type="float">
            <text:p>0,01748675</text:p>
          </table:table-cell>
          <table:table-cell table:style-name="ce1" table:formula="of:=AVERAGE([.E5:.E44])" office:value-type="float" office:value="1.41974205" calcext:value-type="float">
            <text:p>1,419742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10:52:58.722591848</dc:date>
    <dc:creator>Dorian Goepp</dc:creator>
    <meta:editing-duration>PT36S</meta:editing-duration>
    <meta:editing-cycles>1</meta:editing-cycles>
    <meta:document-statistic meta:table-count="1" meta:cell-count="242" meta:object-count="0"/>
    <meta:generator>LibreOffice/5.1.4.2$Linux_X86_64 LibreOffice_project/10m0$Build-2</meta:generator>
  </office:meta>
</office:document-meta>
</file>